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fo:min-height="0.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9cm" fo:min-width="2.806cm"/>
    </style:style>
    <style:style style:name="gr6" style:family="graphic" style:parent-style-name="objectwithoutfill">
      <style:graphic-properties draw:stroke="dash" draw:stroke-dash="Fine_20_Dashed_20__28_var_29_"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Fine_20_Dashed_20__28_var_29_" draw:marker-end="Symmetric_20_Arrow" draw:fill="none" draw:textarea-horizontal-align="center" draw:textarea-vertical-align="middle"/>
    </style:style>
    <style:style style:name="gr8" style:family="graphic" style:parent-style-name="standard">
      <style:graphic-properties draw:stroke="none" draw:fill="none" fo:min-height="0.45cm"/>
    </style:style>
    <style:style style:name="gr9" style:family="graphic" style:parent-style-name="objectwithoutfill">
      <style:graphic-properties draw:stroke="dash" draw:stroke-dash="Fine_20_Dashed_20__28_var_29_" draw:marker-end="Dimension_20_Lines" draw:marker-end-width="0.3cm" draw:fill="none" draw:textarea-horizontal-align="center" draw:textarea-vertical-align="middle"/>
    </style:style>
    <style:style style:name="gr10" style:family="graphic" style:parent-style-name="objectwithoutfill">
      <style:graphic-properties draw:stroke="dash" draw:stroke-dash="Fine_20_Dashed_20__28_var_29_" draw:marker-end="Rounded_20_short_20_Arrow" draw:marker-end-width="0.3cm" draw:fill="none" draw:textarea-horizontal-align="center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8.8cm" svg:y1="4cm" svg:x2="11.4cm" svg:y2="2cm">
          <text:p/>
        </draw:line>
        <draw:frame draw:style-name="gr2" xml:id="id1" draw:id="id1" draw:layer="layout" svg:width="4.765cm" svg:height="0.963cm" svg:x="3.991cm" svg:y="3.783cm">
          <draw:text-box>
            <text:p>Progenitors (P)</text:p>
          </draw:text-box>
        </draw:frame>
        <draw:line draw:style-name="gr1" draw:text-style-name="P1" draw:layer="layout" svg:x1="8.8cm" svg:y1="4cm" svg:x2="11.3cm" svg:y2="4cm">
          <text:p/>
        </draw:line>
        <draw:line draw:style-name="gr1" draw:text-style-name="P1" draw:layer="layout" svg:x1="6.201cm" svg:y1="3.7cm" svg:x2="6.201cm" svg:y2="2.6cm">
          <text:p/>
        </draw:line>
        <draw:frame draw:style-name="gr3" draw:layer="layout" svg:width="2.229cm" svg:height="1cm" svg:x="4.971cm" svg:y="5.6cm">
          <draw:text-box>
            <text:p>vP.P</text:p>
          </draw:text-box>
        </draw:frame>
        <draw:frame draw:style-name="gr2" draw:layer="layout" svg:width="4.837cm" svg:height="1.675cm" svg:x="3.992cm" svg:y="0.984cm">
          <draw:text-box>
            <text:p><text:s text:c="3"/>Quiescent </text:p>
            <text:p>Progenitors (Q)</text:p>
          </draw:text-box>
        </draw:frame>
        <draw:line draw:style-name="gr1" draw:text-style-name="P1" draw:layer="layout" svg:x1="6.8cm" svg:y1="2.6cm" svg:x2="6.8cm" svg:y2="3.8cm">
          <text:p/>
        </draw:line>
        <draw:frame draw:style-name="gr3" draw:layer="layout" svg:width="2.229cm" svg:height="1cm" svg:x="6.972cm" svg:y="2.7cm">
          <draw:text-box>
            <text:p>vQ.P</text:p>
          </draw:text-box>
        </draw:frame>
        <draw:frame draw:style-name="gr3" draw:layer="layout" svg:width="2.229cm" svg:height="1cm" svg:x="4.273cm" svg:y="2.7cm">
          <draw:text-box>
            <text:p>vP.Q</text:p>
          </draw:text-box>
        </draw:frame>
        <draw:connector draw:style-name="gr1" draw:text-style-name="P1" xml:id="id2" draw:id="id2" draw:layer="layout" draw:type="curve" svg:x1="8.756cm" svg:y1="4.264cm" svg:x2="6.131cm" svg:y2="5.481cm" draw:start-shape="id1" draw:start-glue-point="1" svg:d="m8756 4264c751 0 2064 1217-2625 1217">
          <text:p/>
        </draw:connector>
        <draw:connector draw:style-name="gr1" draw:text-style-name="P1" draw:layer="layout" draw:type="curve" svg:x1="6.131cm" svg:y1="5.481cm" svg:x2="3.991cm" svg:y2="4.264cm" draw:start-shape="id2" draw:start-glue-point="3" draw:end-shape="id1" draw:end-glue-point="3" svg:d="m6131 5481c-3961 0-2891-1217-2140-1217">
          <text:p/>
        </draw:connector>
        <draw:frame draw:style-name="gr2" xml:id="id3" draw:id="id3" draw:layer="layout" svg:width="4.761cm" svg:height="0.963cm" svg:x="11.492cm" svg:y="3.784cm">
          <draw:text-box>
            <text:p>Neutrophils (N)</text:p>
          </draw:text-box>
        </draw:frame>
        <draw:frame draw:style-name="gr4" draw:layer="layout" svg:width="3.558cm" svg:height="0.963cm" svg:x="11.493cm" svg:y="1.185cm">
          <draw:text-box>
            <text:p>monocytes</text:p>
          </draw:text-box>
        </draw:frame>
        <draw:frame draw:style-name="gr2" draw:text-style-name="P1" draw:layer="layout" svg:width="5.154cm" svg:height="1.675cm" svg:x="18.493cm" svg:y="3.785cm">
          <draw:text-box>
            <text:p text:style-name="P1">Tissue</text:p>
            <text:p text:style-name="P1">Neutrophils (TN)</text:p>
          </draw:text-box>
        </draw:frame>
        <draw:frame draw:style-name="gr2" draw:text-style-name="P1" draw:layer="layout" svg:width="5.184cm" svg:height="1.675cm" svg:x="18.494cm" svg:y="6.986cm">
          <draw:text-box>
            <text:p text:style-name="P1">Activated Tissue</text:p>
            <text:p text:style-name="P1">Neutrophils (AN)</text:p>
          </draw:text-box>
        </draw:frame>
        <draw:frame draw:style-name="gr4" draw:text-style-name="P2" draw:layer="layout" svg:width="17.939cm" svg:height="0.979cm" svg:x="4.7cm" svg:y="0cm">
          <draw:text-box>
            <text:p><text:span text:style-name="T1">Marrow <text:s text:c="33"/>Blood <text:s text:c="29"/>Tissue</text:span></text:p>
          </draw:text-box>
        </draw:frame>
        <draw:frame draw:style-name="gr3" draw:layer="layout" svg:width="2.229cm" svg:height="1cm" svg:x="9.372cm" svg:y="3.9cm">
          <draw:text-box>
            <text:p>vP.N</text:p>
          </draw:text-box>
        </draw:frame>
        <draw:line draw:style-name="gr1" draw:text-style-name="P1" draw:layer="layout" svg:x1="16.253cm" svg:y1="4.2cm" svg:x2="18.5cm" svg:y2="4.2cm">
          <text:p/>
        </draw:line>
        <draw:frame draw:style-name="gr3" draw:layer="layout" svg:width="2.727cm" svg:height="1cm" svg:x="16.073cm" svg:y="4.1cm">
          <draw:text-box>
            <text:p>vN.TN</text:p>
          </draw:text-box>
        </draw:frame>
        <draw:line draw:style-name="gr1" draw:text-style-name="P1" draw:layer="layout" svg:x1="20.8cm" svg:y1="5.5cm" svg:x2="20.791cm" svg:y2="6.986cm">
          <text:p/>
        </draw:line>
        <draw:line draw:style-name="gr1" draw:text-style-name="P1" draw:layer="layout" svg:x1="21.3cm" svg:y1="7cm" svg:x2="21.3cm" svg:y2="5.5cm">
          <text:p/>
        </draw:line>
        <draw:frame draw:style-name="gr3" draw:layer="layout" svg:width="2.727cm" svg:height="1.675cm" svg:x="21.374cm" svg:y="5.8cm">
          <draw:text-box>
            <text:p>vAN.TN</text:p>
          </draw:text-box>
        </draw:frame>
        <draw:frame draw:style-name="gr3" xml:id="id6" draw:id="id6" draw:layer="layout" svg:width="3.225cm" svg:height="1cm" svg:x="18.075cm" svg:y="5.8cm">
          <draw:text-box>
            <text:p>vTN.AN</text:p>
          </draw:text-box>
        </draw:frame>
        <draw:line draw:style-name="gr1" draw:text-style-name="P1" draw:layer="layout" svg:x1="14cm" svg:y1="3.8cm" svg:x2="16cm" svg:y2="2cm">
          <text:p/>
        </draw:line>
        <draw:frame draw:style-name="gr5" draw:layer="layout" svg:width="3.306cm" svg:height="1.149cm" svg:x="15.715cm" svg:y="1.101cm">
          <draw:text-box>
            <text:p>apoptosis</text:p>
          </draw:text-box>
        </draw:frame>
        <draw:line draw:style-name="gr1" draw:text-style-name="P1" draw:layer="layout" svg:x1="21.072cm" svg:y1="3.785cm" svg:x2="19.2cm" svg:y2="2cm">
          <text:p/>
        </draw:line>
        <draw:frame draw:style-name="gr5" draw:layer="layout" svg:width="3.306cm" svg:height="1.149cm" svg:x="16.915cm" svg:y="2.502cm">
          <draw:text-box>
            <text:p>MCL1</text:p>
          </draw:text-box>
        </draw:frame>
        <draw:line draw:style-name="gr6" draw:text-style-name="P1" draw:layer="layout" svg:x1="18.8cm" svg:y1="3cm" svg:x2="19.6cm" svg:y2="2.7cm">
          <text:p/>
        </draw:line>
        <draw:line draw:style-name="gr6" draw:text-style-name="P1" draw:layer="layout" svg:x1="17.1cm" svg:y1="3cm" svg:x2="15.8cm" svg:y2="2.5cm">
          <text:p/>
        </draw:line>
        <draw:frame draw:style-name="gr4" draw:layer="layout" svg:width="1.739cm" svg:height="0.963cm" svg:x="15.893cm" svg:y="6.886cm">
          <draw:text-box>
            <text:p><text:s text:c="2"/>IL8</text:p>
          </draw:text-box>
        </draw:frame>
        <draw:line draw:style-name="gr7" draw:text-style-name="P1" draw:layer="layout" svg:x1="16.8cm" svg:y1="7cm" svg:x2="16.8cm" svg:y2="5cm">
          <text:p/>
        </draw:line>
        <draw:line draw:style-name="gr7" draw:text-style-name="P1" draw:layer="layout" svg:x1="10.4cm" svg:y1="6.8cm" svg:x2="10.4cm" svg:y2="4.8cm">
          <text:p/>
        </draw:line>
        <draw:line draw:style-name="gr7" draw:text-style-name="P1" draw:layer="layout" svg:x1="5.9cm" svg:y1="8.5cm" svg:x2="5.9cm" svg:y2="6.5cm">
          <text:p/>
        </draw:line>
        <draw:frame draw:style-name="gr4" draw:layer="layout" svg:width="2.835cm" svg:height="0.963cm" svg:x="9.094cm" svg:y="6.887cm">
          <draw:text-box>
            <text:p><text:s text:c="2"/>G-CSF</text:p>
          </draw:text-box>
        </draw:frame>
        <draw:frame draw:style-name="gr4" draw:layer="layout" svg:width="4.99cm" svg:height="0.963cm" svg:x="3.695cm" svg:y="8.388cm">
          <draw:text-box>
            <text:p><text:s text:c="2"/>GM-CSF (GM)</text:p>
          </draw:text-box>
        </draw:frame>
        <draw:line draw:style-name="gr1" draw:text-style-name="P1" draw:layer="layout" svg:x1="8.7cm" svg:y1="8.8cm" svg:x2="10.422cm" svg:y2="8.8cm">
          <text:p/>
        </draw:line>
        <draw:line draw:style-name="gr1" draw:text-style-name="P1" draw:layer="layout" svg:x1="1.312cm" svg:y1="8.788cm" svg:x2="4.022cm" svg:y2="8.8cm">
          <text:p/>
        </draw:line>
        <draw:frame draw:style-name="gr8" draw:layer="layout" svg:width="2.828cm" svg:height="0.963cm" svg:x="8.472cm" svg:y="8.8cm">
          <draw:text-box>
            <text:p>vGM.X</text:p>
          </draw:text-box>
        </draw:frame>
        <draw:frame draw:style-name="gr8" xml:id="id4" draw:id="id4" draw:layer="layout" svg:width="2.828cm" svg:height="0.963cm" svg:x="1.472cm" svg:y="8.801cm">
          <draw:text-box>
            <text:p>vX.GM</text:p>
          </draw:text-box>
        </draw:frame>
        <draw:connector draw:style-name="gr9" draw:text-style-name="P1" draw:layer="layout" svg:x1="13.872cm" svg:y1="4.747cm" svg:x2="2.886cm" svg:y2="9.764cm" draw:start-shape="id3" draw:start-glue-point="2" draw:end-shape="id4" draw:end-glue-point="2" svg:d="m13872 4747v5517h-10986v-500">
          <text:p/>
        </draw:connector>
        <draw:frame draw:style-name="gr8" xml:id="id5" draw:id="id5" draw:layer="layout" svg:width="2.3cm" svg:height="0.963cm" svg:x="16.4cm" svg:y="10.537cm">
          <draw:text-box>
            <text:p>NAP2</text:p>
          </draw:text-box>
        </draw:frame>
        <draw:connector draw:style-name="gr10" draw:text-style-name="P1" draw:layer="layout" svg:x1="17.55cm" svg:y1="10.537cm" svg:x2="18.075cm" svg:y2="6.3cm" draw:start-shape="id5" draw:start-glue-point="0" draw:end-shape="id6" draw:end-glue-point="3" svg:d="m17550 10537v-4237h525">
          <text:p/>
        </draw:connector>
        <draw:line draw:style-name="gr7" draw:text-style-name="P1" draw:layer="layout" svg:x1="20.4cm" svg:y1="8.7cm" svg:x2="20.382cm" svg:y2="9.449cm">
          <text:p/>
        </draw:line>
        <draw:line draw:style-name="gr7" draw:text-style-name="P1" draw:layer="layout" svg:x1="16.8cm" svg:y1="7cm" svg:x2="16.8cm" svg:y2="5cm">
          <text:p/>
        </draw:line>
        <draw:frame draw:style-name="gr8" draw:layer="layout" svg:width="3.428cm" svg:height="0.963cm" svg:x="13.072cm" svg:y="10.878cm">
          <draw:text-box>
            <text:p>vX.NAP2</text:p>
          </draw:text-box>
        </draw:frame>
        <draw:line draw:style-name="gr1" draw:text-style-name="P1" draw:layer="layout" svg:x1="13.9cm" svg:y1="11cm" svg:x2="16.6cm" svg:y2="11cm">
          <text:p/>
        </draw:line>
        <draw:frame draw:style-name="gr8" draw:layer="layout" svg:width="1.428cm" svg:height="0.963cm" svg:x="13.972cm" svg:y="12.294cm">
          <draw:text-box>
            <text:p>abl</text:p>
          </draw:text-box>
        </draw:frame>
        <draw:line draw:style-name="gr7" draw:text-style-name="P1" draw:layer="layout" svg:x1="14.7cm" svg:y1="12.375cm" svg:x2="14.7cm" svg:y2="11.638cm">
          <text:p/>
        </draw:line>
        <draw:line draw:style-name="gr1" draw:text-style-name="P1" draw:layer="layout" svg:x1="18.5cm" svg:y1="11cm" svg:x2="19.675cm" svg:y2="11cm">
          <text:p/>
        </draw:line>
        <draw:frame draw:style-name="gr8" draw:layer="layout" svg:width="2.3cm" svg:height="0.963cm" svg:x="21.5cm" svg:y="9.037cm">
          <draw:text-box>
            <text:p>RAC2</text:p>
          </draw:text-box>
        </draw:frame>
        <draw:line draw:style-name="gr1" draw:text-style-name="P1" draw:layer="layout" svg:x1="19.8cm" svg:y1="9.5cm" svg:x2="21.691cm" svg:y2="9.5cm">
          <text:p/>
        </draw:line>
        <draw:line draw:style-name="gr1" draw:text-style-name="P1" draw:layer="layout" svg:x1="23.601cm" svg:y1="9.5cm" svg:x2="25.492cm" svg:y2="9.5cm">
          <text:p/>
        </draw:line>
        <draw:line draw:style-name="gr7" draw:text-style-name="P1" draw:layer="layout" svg:x1="22.4cm" svg:y1="9.901cm" svg:x2="22.382cm" svg:y2="10.65cm">
          <text:p/>
        </draw:line>
        <draw:frame draw:style-name="gr8" draw:layer="layout" svg:width="2.3cm" svg:height="0.963cm" svg:x="22.9cm" svg:y="10.238cm">
          <draw:text-box>
            <text:p>ROS</text:p>
          </draw:text-box>
        </draw:frame>
        <draw:line draw:style-name="gr1" draw:text-style-name="P1" draw:layer="layout" svg:x1="21.2cm" svg:y1="10.701cm" svg:x2="23.091cm" svg:y2="10.701cm">
          <text:p/>
        </draw:line>
        <draw:line draw:style-name="gr1" draw:text-style-name="P1" draw:layer="layout" svg:x1="24.701cm" svg:y1="10.701cm" svg:x2="26.592cm" svg:y2="10.701cm">
          <text:p/>
        </draw:lin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_20_2" draw:marker-end="Dimension_20_Lines" draw:fill="none" draw:fill-gradient-name="Gradient_20_8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8cm" fo:text-indent="0cm"/>
      <style:text-properties style:use-window-font-color="true" style:text-outline="false" style:text-line-through-style="none" fo:font-family="Arial" style:font-family-generic="roman" style:font-pitch="variable" fo:font-size="20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254cm" fo:text-indent="0cm"/>
      <style:text-properties fo:font-size="1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9cm" fo:text-indent="0cm"/>
      <style:text-properties fo:font-size="15.300000190734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27cm" fo:text-indent="0cm"/>
      <style:text-properties fo:font-size="12.800000190734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3cm" fo:text-indent="0cm"/>
      <style:text-properties fo:font-size="12.800000190734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3cm" fo:text-indent="0cm"/>
      <style:text-properties fo:font-size="12.800000190734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3cm" fo:text-indent="0cm"/>
      <style:text-properties fo:font-size="12.800000190734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3cm" fo:text-indent="0cm"/>
      <style:text-properties fo:font-size="12.800000190734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3cm" fo:text-indent="0cm"/>
      <style:text-properties fo:font-size="12.800000190734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3.3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4.303cm" svg:x="1cm" svg:y="4.121cm"/>
      <draw:page-thumbnail draw:layer="backgroundobjects" svg:width="8.999cm" svg:height="4.303cm" svg:x="1cm" svg:y="12.697cm"/>
      <draw:page-thumbnail draw:layer="backgroundobjects" svg:width="8.999cm" svg:height="4.303cm" svg:x="1cm" svg:y="21.273cm"/>
      <draw:page-thumbnail draw:layer="backgroundobjects" svg:width="8.999cm" svg:height="4.303cm" svg:x="11cm" svg:y="4.121cm"/>
      <draw:page-thumbnail draw:layer="backgroundobjects" svg:width="8.999cm" svg:height="4.303cm" svg:x="11cm" svg:y="12.697cm"/>
      <draw:page-thumbnail draw:layer="backgroundobjects" svg:width="8.999cm" svg:height="4.303cm" svg:x="11cm" svg:y="21.273cm"/>
    </style:handout-master>
    <style:master-page style:name="Default" style:page-layout-name="PM1" draw:style-name="Mdp1">
      <draw:frame presentation:style-name="Default-title" draw:layer="backgroundobjects" svg:width="25.191cm" svg:height="2.235cm" svg:x="1.399cm" svg:y="0.533cm" presentation:class="title" presentation:placeholder="true">
        <draw:text-box/>
      </draw:frame>
      <draw:frame presentation:style-name="Default-outline1" draw:layer="backgroundobjects" svg:width="25.191cm" svg:height="7.764cm" svg:x="1.399cm" svg:y="3.132cm" presentation:class="outline" presentation:placeholder="true">
        <draw:text-box/>
      </draw:frame>
      <draw:frame presentation:style-name="Mpr1" draw:text-style-name="MP1" draw:layer="backgroundobjects" svg:width="6.521cm" svg:height="0.923cm" svg:x="1.399cm" svg:y="12.19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0.923cm" svg:x="9.572cm" svg:y="12.19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0.923cm" svg:x="20.069cm" svg:y="12.19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6M57S</meta:editing-duration>
    <meta:editing-cycles>13</meta:editing-cycles>
    <meta:generator>LibreOffice/3.6$Windows_x86 LibreOffice_project/e29a214-2bbed72-0621de6-a97528c-8f066d</meta:generator>
    <dc:date>2012-10-04T12:33:24.07</dc:date>
    <meta:document-statistic meta:object-count="79"/>
  </office:meta>
</office:document-meta>
</file>